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ahoma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justify"/>
      <style:text-properties style:font-name="Tahoma"/>
    </style:style>
    <style:style style:name="P4" style:parent-style-name="Standard" style:family="paragraph">
      <style:paragraph-properties fo:text-align="justify"/>
      <style:text-properties style:font-name="Tahoma"/>
    </style:style>
    <style:style style:name="P5" style:parent-style-name="Standard" style:family="paragraph">
      <style:paragraph-properties fo:text-align="justify"/>
      <style:text-properties style:font-name="Tahoma"/>
    </style:style>
    <style:style style:name="P6" style:parent-style-name="Standard" style:family="paragraph">
      <style:paragraph-properties fo:text-align="justify"/>
      <style:text-properties style:font-name="Tahoma"/>
    </style:style>
    <style:style style:name="P7" style:parent-style-name="Standard" style:family="paragraph">
      <style:paragraph-properties fo:text-align="justify"/>
      <style:text-properties style:font-name="Tahoma"/>
    </style:style>
    <style:style style:name="P8" style:parent-style-name="Standard" style:family="paragraph">
      <style:paragraph-properties fo:text-align="justify"/>
    </style:style>
    <style:style style:name="T9" style:parent-style-name="Fuentedepárrafopredeter." style:family="text">
      <style:text-properties style:font-name="Tahoma" fo:font-weight="bold" style:font-weight-asian="bold" style:font-weight-complex="bold"/>
    </style:style>
    <style:style style:name="T10" style:parent-style-name="Fuentedepárrafopredeter." style:family="text">
      <style:text-properties style:font-name="Tahoma"/>
    </style:style>
    <style:style style:name="T11" style:parent-style-name="Fuentedepárrafopredeter." style:family="text">
      <style:text-properties style:font-name="Tahoma"/>
    </style:style>
    <style:style style:name="T12" style:parent-style-name="Fuentedepárrafopredeter." style:family="text">
      <style:text-properties style:font-name="Tahoma" fo:font-weight="bold" style:font-weight-asian="bold" style:font-weight-complex="bold"/>
    </style:style>
    <style:style style:name="T13" style:parent-style-name="Fuentedepárrafopredeter." style:family="text">
      <style:text-properties style:font-name="Tahoma"/>
    </style:style>
    <style:style style:name="T14" style:parent-style-name="Fuentedepárrafopredeter." style:family="text">
      <style:text-properties style:font-name="Tahoma"/>
    </style:style>
    <style:style style:name="P15" style:parent-style-name="Standard" style:family="paragraph">
      <style:paragraph-properties fo:text-align="justify"/>
      <style:text-properties style:font-name="Tahoma"/>
    </style:style>
    <style:style style:name="P16" style:parent-style-name="Standard" style:family="paragraph">
      <style:paragraph-properties fo:text-align="justify"/>
    </style:style>
    <style:style style:name="T17" style:parent-style-name="Fuentedepárrafopredeter." style:family="text">
      <style:text-properties style:font-name="Tahoma" fo:font-weight="bold" style:font-weight-asian="bold" style:font-weight-complex="bold"/>
    </style:style>
    <style:style style:name="T18" style:parent-style-name="Fuentedepárrafopredeter." style:family="text">
      <style:text-properties style:font-name="Tahoma"/>
    </style:style>
    <style:style style:name="T19" style:parent-style-name="Fuentedepárrafopredeter." style:family="text">
      <style:text-properties style:font-name="Tahoma"/>
    </style:style>
    <style:style style:name="T20" style:parent-style-name="Fuentedepárrafopredeter." style:family="text">
      <style:text-properties style:font-name="Tahoma"/>
    </style:style>
    <style:style style:name="P21" style:parent-style-name="Standard" style:family="paragraph">
      <style:paragraph-properties fo:text-align="justify"/>
      <style:text-properties style:font-name="Tahoma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Tahoma" fo:font-weight="bold" style:font-weight-asian="bold" style:font-weight-complex="bold"/>
    </style:style>
    <style:style style:name="T24" style:parent-style-name="Fuentedepárrafopredeter." style:family="text">
      <style:text-properties style:font-name="Tahoma"/>
    </style:style>
    <style:style style:name="T25" style:parent-style-name="Fuentedepárrafopredeter." style:family="text">
      <style:text-properties style:font-name="Tahoma" fo:font-style="italic" style:font-style-asian="italic" style:font-style-complex="italic"/>
    </style:style>
    <style:style style:name="T26" style:parent-style-name="Fuentedepárrafopredeter." style:family="text">
      <style:text-properties style:font-name="Tahoma"/>
    </style:style>
    <style:style style:name="T27" style:parent-style-name="Fuentedepárrafopredeter." style:family="text">
      <style:text-properties style:font-name="Tahoma"/>
    </style:style>
    <style:style style:name="T28" style:parent-style-name="Fuentedepárrafopredeter." style:family="text">
      <style:text-properties style:font-name="Tahoma" fo:font-style="italic" style:font-style-asian="italic" style:font-style-complex="italic"/>
    </style:style>
    <style:style style:name="T29" style:parent-style-name="Fuentedepárrafopredeter." style:family="text">
      <style:text-properties style:font-name="Tahoma"/>
    </style:style>
    <style:style style:name="P30" style:parent-style-name="Standard" style:family="paragraph">
      <style:paragraph-properties fo:text-align="justify"/>
      <style:text-properties style:font-name="Tahoma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name="Tahoma" fo:font-weight="bold" style:font-weight-asian="bold" style:font-weight-complex="bold"/>
    </style:style>
    <style:style style:name="T33" style:parent-style-name="Fuentedepárrafopredeter." style:family="text">
      <style:text-properties style:font-name="Tahoma"/>
    </style:style>
    <style:style style:name="T34" style:parent-style-name="Fuentedepárrafopredeter." style:family="text">
      <style:text-properties style:font-name="Tahoma" fo:color="#000000"/>
    </style:style>
    <style:style style:name="T35" style:parent-style-name="Fuentedepárrafopredeter." style:family="text">
      <style:text-properties style:font-name="Tahoma" fo:color="#000000" fo:font-size="10.5pt" style:font-size-asian="10.5pt" fo:background-color="#FFFFFE"/>
    </style:style>
    <style:style style:name="T36" style:parent-style-name="Fuentedepárrafopredeter." style:family="text">
      <style:text-properties style:font-name="Tahoma" fo:color="#000000"/>
    </style:style>
    <style:style style:name="T37" style:parent-style-name="Fuentedepárrafopredeter." style:family="text">
      <style:text-properties style:font-name="Tahoma" fo:color="#000000"/>
    </style:style>
    <style:style style:name="T38" style:parent-style-name="Fuentedepárrafopredeter." style:family="text">
      <style:text-properties style:font-name="Tahoma"/>
    </style:style>
    <style:style style:name="T39" style:parent-style-name="Fuentedepárrafopredeter." style:family="text">
      <style:text-properties style:font-name="Tahoma"/>
    </style:style>
    <style:style style:name="P40" style:parent-style-name="Standard" style:family="paragraph">
      <style:paragraph-properties fo:text-align="justify"/>
      <style:text-properties style:font-name="Tahoma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style:font-name="Tahoma" fo:font-weight="bold" style:font-weight-asian="bold" style:font-weight-complex="bold"/>
    </style:style>
    <style:style style:name="T43" style:parent-style-name="Fuentedepárrafopredeter." style:family="text">
      <style:text-properties style:font-name="Tahoma"/>
    </style:style>
    <style:style style:name="T44" style:parent-style-name="Fuentedepárrafopredeter." style:family="text">
      <style:text-properties style:font-name="Tahoma"/>
    </style:style>
    <style:style style:name="P45" style:parent-style-name="Standard" style:family="paragraph">
      <style:paragraph-properties fo:text-align="justify"/>
      <style:text-properties style:font-name="Tahoma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style:font-name="Tahoma" fo:font-weight="bold" style:font-weight-asian="bold" style:font-weight-complex="bold"/>
    </style:style>
    <style:style style:name="T48" style:parent-style-name="Fuentedepárrafopredeter." style:family="text">
      <style:text-properties style:font-name="Tahoma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style:font-name="Tahoma"/>
    </style:style>
    <style:style style:name="P51" style:parent-style-name="Standard" style:family="paragraph">
      <style:paragraph-properties fo:text-align="justify"/>
      <style:text-properties style:font-name="Tahoma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Tahoma"/>
    </style:style>
    <style:style style:name="P54" style:parent-style-name="Standard" style:family="paragraph">
      <style:paragraph-properties fo:text-align="justify"/>
      <style:text-properties style:font-name="Tahoma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style:font-name="Tahoma"/>
    </style:style>
    <style:style style:name="P57" style:parent-style-name="Standard" style:family="paragraph">
      <style:paragraph-properties fo:text-align="justify"/>
      <style:text-properties style:font-name="Tahoma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style:font-name="Tahoma" fo:font-weight="bold" style:font-weight-asian="bold" style:font-weight-complex="bold"/>
    </style:style>
    <style:style style:name="T60" style:parent-style-name="Fuentedepárrafopredeter." style:family="text">
      <style:text-properties style:font-name="Tahoma"/>
    </style:style>
    <style:style style:name="P61" style:parent-style-name="Standard" style:family="paragraph">
      <style:paragraph-properties fo:text-align="justify"/>
      <style:text-properties style:font-name="Tahoma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style:font-name="Tahoma" fo:font-weight="bold" style:font-weight-asian="bold" style:font-weight-complex="bold"/>
    </style:style>
    <style:style style:name="T64" style:parent-style-name="Fuentedepárrafopredeter." style:family="text">
      <style:text-properties style:font-name="Tahoma"/>
    </style:style>
    <style:style style:name="T65" style:parent-style-name="Fuentedepárrafopredeter." style:family="text">
      <style:text-properties style:font-name="Tahoma"/>
    </style:style>
    <style:style style:name="T66" style:parent-style-name="Fuentedepárrafopredeter." style:family="text">
      <style:text-properties style:font-name="Tahoma"/>
    </style:style>
    <style:style style:name="T67" style:parent-style-name="Fuentedepárrafopredeter." style:family="text">
      <style:text-properties style:font-name="Tahoma" fo:color="#000000" fo:font-size="10.5pt" style:font-size-asian="10.5pt"/>
    </style:style>
    <style:style style:name="T68" style:parent-style-name="Fuentedepárrafopredeter." style:family="text">
      <style:text-properties style:font-name="Tahoma"/>
    </style:style>
    <style:style style:name="T69" style:parent-style-name="Fuentedepárrafopredeter." style:family="text">
      <style:text-properties style:font-name="Tahoma" fo:color="#000000" fo:font-size="10.5pt" style:font-size-asian="10.5pt"/>
    </style:style>
    <style:style style:name="T70" style:parent-style-name="Fuentedepárrafopredeter." style:family="text">
      <style:text-properties style:font-name="Tahoma"/>
    </style:style>
    <style:style style:name="P71" style:parent-style-name="Standard" style:family="paragraph">
      <style:paragraph-properties fo:text-align="justify"/>
      <style:text-properties style:font-name="Tahoma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Tahoma" fo:font-weight="bold" style:font-weight-asian="bold" style:font-weight-complex="bold"/>
    </style:style>
    <style:style style:name="T74" style:parent-style-name="Fuentedepárrafopredeter." style:family="text">
      <style:text-properties style:font-name="Tahoma"/>
    </style:style>
    <style:style style:name="T75" style:parent-style-name="Fuentedepárrafopredeter." style:family="text">
      <style:text-properties style:font-name="Tahoma" fo:font-weight="bold" style:font-weight-asian="bold" style:font-weight-complex="bold"/>
    </style:style>
    <style:style style:name="T76" style:parent-style-name="Fuentedepárrafopredeter." style:family="text">
      <style:text-properties style:font-name="Tahoma"/>
    </style:style>
    <style:style style:name="T77" style:parent-style-name="Fuentedepárrafopredeter." style:family="text">
      <style:text-properties style:font-name="Tahoma" fo:font-weight="bold" style:font-weight-asian="bold" style:font-weight-complex="bold"/>
    </style:style>
    <style:style style:name="T78" style:parent-style-name="Fuentedepárrafopredeter." style:family="text">
      <style:text-properties style:font-name="Tahoma"/>
    </style:style>
    <style:style style:name="T79" style:parent-style-name="Fuentedepárrafopredeter." style:family="text">
      <style:text-properties style:font-name="Tahoma" fo:font-weight="bold" style:font-weight-asian="bold" style:font-weight-complex="bold"/>
    </style:style>
    <style:style style:name="T80" style:parent-style-name="Fuentedepárrafopredeter." style:family="text">
      <style:text-properties style:font-name="Tahoma" fo:font-weight="bold" style:font-weight-asian="bold" style:font-weight-complex="bold"/>
    </style:style>
    <style:style style:name="T81" style:parent-style-name="Fuentedepárrafopredeter." style:family="text">
      <style:text-properties style:font-name="Tahoma"/>
    </style:style>
    <style:style style:name="T82" style:parent-style-name="Fuentedepárrafopredeter." style:family="text">
      <style:text-properties style:font-name="Tahoma" fo:font-weight="bold" style:font-weight-asian="bold" style:font-weight-complex="bold"/>
    </style:style>
    <style:style style:name="T83" style:parent-style-name="Fuentedepárrafopredeter." style:family="text">
      <style:text-properties style:font-name="Tahoma"/>
    </style:style>
    <style:style style:name="T84" style:parent-style-name="Fuentedepárrafopredeter." style:family="text">
      <style:text-properties style:font-name="Tahoma" fo:font-weight="bold" style:font-weight-asian="bold" style:font-weight-complex="bold"/>
    </style:style>
    <style:style style:name="T85" style:parent-style-name="Fuentedepárrafopredeter." style:family="text">
      <style:text-properties style:font-name="Tahoma"/>
    </style:style>
    <style:style style:name="P86" style:parent-style-name="Standard" style:family="paragraph">
      <style:paragraph-properties fo:text-align="justify"/>
      <style:text-properties style:font-name="Tahoma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Tahoma" fo:font-weight="bold" style:font-weight-asian="bold" style:font-weight-complex="bold"/>
    </style:style>
    <style:style style:name="T89" style:parent-style-name="Fuentedepárrafopredeter." style:family="text">
      <style:text-properties style:font-name="Tahoma"/>
    </style:style>
    <style:style style:name="T90" style:parent-style-name="Fuentedepárrafopredeter." style:family="text">
      <style:text-properties style:font-name="Tahoma" fo:font-weight="bold" style:font-weight-asian="bold" style:font-weight-complex="bold"/>
    </style:style>
    <style:style style:name="T91" style:parent-style-name="Fuentedepárrafopredeter." style:family="text">
      <style:text-properties style:font-name="Tahoma"/>
    </style:style>
    <style:style style:name="T92" style:parent-style-name="Fuentedepárrafopredeter." style:family="text">
      <style:text-properties style:font-name="Tahoma"/>
    </style:style>
    <style:style style:name="P93" style:parent-style-name="Standard" style:family="paragraph">
      <style:paragraph-properties fo:text-align="justify"/>
      <style:text-properties style:font-name="Tahoma"/>
    </style:style>
    <style:style style:name="P94" style:parent-style-name="Standard" style:family="paragraph">
      <style:paragraph-properties fo:text-align="justify"/>
      <style:text-properties style:font-name="Tahoma"/>
    </style:style>
    <style:style style:name="P95" style:parent-style-name="Standard" style:family="paragraph">
      <style:paragraph-properties fo:text-align="justify"/>
      <style:text-properties style:font-name="Tahoma"/>
    </style:style>
    <style:style style:name="P96" style:parent-style-name="Standard" style:family="paragraph">
      <style:paragraph-properties fo:text-align="justify"/>
      <style:text-properties style:font-name="Tahoma"/>
    </style:style>
    <style:style style:name="P97" style:parent-style-name="Standard" style:family="paragraph">
      <style:paragraph-properties fo:text-align="justify"/>
      <style:text-properties style:font-name="Tahoma"/>
    </style:style>
    <style:style style:name="P98" style:parent-style-name="Standard" style:family="paragraph">
      <style:paragraph-properties fo:text-align="justify"/>
      <style:text-properties style:font-name="Tahoma"/>
    </style:style>
  </office:automatic-styles>
  <office:body>
    <office:text text:use-soft-page-breaks="true">
      <text:p text:style-name="P1">TAREAS DEL<text:s/>MÓDULO DE RL</text:p>
      <text:p text:style-name="P3"/>
      <text:p text:style-name="P4">La práctica deberá realizarse de manera individual y debe entregarse en la plataforma de Instituto BME.</text:p>
      <text:p text:style-name="P5"/>
      <text:p text:style-name="P6">Para cada ejercicio: 1) Entregad un fichero en ipython notebook (.ipynb) ejecutable en Colab, y 2) cada notebook ha de incluir un comentario sobre el ejercicio y sus resultados.</text:p>
      <text:p text:style-name="P7"/>
      <text:p text:style-name="P8"><text:span text:style-name="T9">1)</text:span><text:span text:style-name="T10"><text:s/>Utilizando datos de bolsa (puedes utilizar los de la práctica de CNNs) ha</text:span><text:span text:style-name="T11">z un regresor que prediga el valor de apertura de<text:s/></text:span><text:span text:style-name="T12">apple</text:span><text:span text:style-name="T13"><text:s/>del dia siguiente. Una vez hecho esto, utilizando una red auxiliar, calcula la incertidumbre de predicción de la primera red (usando como etiquetas a predecir el valor absoluto del error de predicción</text:span><text:span text:style-name="T14"><text:s/>de la primera red). Haz lo mismo pero utilizando solo una red mediante el uso de Tensor Flow Probability.</text:span></text:p>
      <text:p text:style-name="P15"/>
      <text:p text:style-name="P16"><text:span text:style-name="T17">2)</text:span><text:span text:style-name="T18"><text:s/>Haz el mismo modelo que el anterior pero utilizando datos ruidosos como entrada. Para generar los datos ruidosos coge los datos originales y pon<text:s/></text:span><text:span text:style-name="T19">algunos valores a 0. Ten en cuenta eso para generar el vector de incertidumbre. Haz que la red admita como entrada los datos ruidosos y la incertidumbre de los datos. Que pasa si el vector de incertidumbre es todo ceros y que pasa si en las posiciones ruid</text:span><text:span text:style-name="T20">osas le pongo una incertidumbre alta.</text:span></text:p>
      <text:p text:style-name="P21"/>
      <text:p text:style-name="P22"><text:span text:style-name="T23">3)<text:s/></text:span><text:span text:style-name="T24">Vamos a calcular información para grupos de activos de 3 campos diferentes: 4 valores tecnológicos, 2 valores automoción y 5 valores banca. Por un lado calcula la<text:s/></text:span><text:span text:style-name="T25">total correlation</text:span><text:span text:style-name="T26"><text:s/>dentro de cada grupo, y por otro<text:s/></text:span><text:span text:style-name="T27">lado calcula la<text:s/></text:span><text:span text:style-name="T28">mutual information</text:span><text:span text:style-name="T29"><text:s/>entre cada uno de los 3 grupos.</text:span></text:p>
      <text:p text:style-name="P30"/>
      <text:p text:style-name="P31"><text:span text:style-name="T32">4)</text:span><text:span text:style-name="T33"><text:s/>Utiliza el método de Q-learning usando una matriz para Q (no una función) para resolver el entorno del Frozen Lake de OpenAI Gym (</text:span><text:span text:style-name="T34">“</text:span><text:span text:style-name="T35">FrozenLake-v1</text:span><text:span text:style-name="T36">")</text:span><text:span text:style-name="T37">. Bu</text:span><text:span text:style-name="T38">sca los valores de los 3 parámetros</text:span><text:span text:style-name="T39"><text:s/>(discount_factor, alpha, y epsilon) que minimizan el número de iteraciones en el entrenamiento (num_episodes) necesarios para conseguir finalizar el juego satisfactoriamente el mayor número de veces.</text:span></text:p>
      <text:p text:style-name="P40"/>
      <text:p text:style-name="P41"><text:span text:style-name="T42">5)</text:span><text:span text:style-name="T43"><text:s/>Usando los mejores parámetros (discount_factor, alp</text:span><text:span text:style-name="T44">ha, y epsilon) del ejercicio anterior. Haz lo mismo que en el ejercicio anterior pero usando una red como función Q en lugar de una matriz. Compara distintas configuraciones de red.</text:span></text:p>
      <text:p text:style-name="P45"/>
      <text:p text:style-name="P46"><text:span text:style-name="T47">6)</text:span><text:span text:style-name="T48"><text:s/>Modifica el entorno de RL-Bolsa para:</text:span></text:p>
      <text:p text:style-name="P49"><text:span text:style-name="T50">- Meter comisiones.</text:span></text:p>
      <text:p text:style-name="P51">- Aceptar inversion en corto.</text:p>
      <text:p text:style-name="P52"><text:span text:style-name="T53">- Modificar el precio de salida teniendo en cuenta el impacto de nuestra compra en caso de que se haga la acción de “comprar”, o “vender”.</text:span></text:p>
      <text:p text:style-name="P54">- Incluir ruido en los datos.</text:p>
      <text:p text:style-name="P55"><text:span text:style-name="T56">- Algo que a tu pienses que es interesante.</text:span></text:p>
      <text:p text:style-name="P57"/>
      <text:p text:style-name="P58"><text:span text:style-name="T59">7)</text:span><text:span text:style-name="T60"><text:s/>Utiliza el modelo de Q-learning funcional con distintas redes neuronales para resolver el entorno de RL-Bolsa.</text:span></text:p>
      <text:p text:style-name="P61"/>
      <text:p text:style-name="P62"><text:span text:style-name="T63">8)</text:span><text:span text:style-name="T64"><text:s/>Resuelve el entorno de 'Mountain Car' de OpenGym usando dos algoritmos de uno de los frameworks vistos en clase. Usa un algoritmo para el pr</text:span><text:span text:style-name="T65">oblema continuo<text:s/></text:span><text:soft-page-break/><text:span text:style-name="T66">(</text:span><text:span text:style-name="T67">"MountainCarContinuous-v0"</text:span><text:span text:style-name="T68">) y otro para el problema discreto (</text:span><text:span text:style-name="T69">"MountainCar-v0"</text:span><text:span text:style-name="T70">). Compara los resultados.</text:span></text:p>
      <text:p text:style-name="P71"/>
      <text:p text:style-name="P72"><text:span text:style-name="T73">9)</text:span><text:span text:style-name="T74"><text:s/>Realiza un entrenamiento utilizando<text:s/></text:span><text:span text:style-name="T75">Keras Tuner</text:span><text:span text:style-name="T76"><text:s/>para estimar el valor de cierre en bolsa de<text:s/></text:span><text:span text:style-name="T77">apple</text:span><text:span text:style-name="T78"><text:s/>dados los datos de cierre de<text:s/></text:span><text:span text:style-name="T79">fac</text:span><text:span text:style-name="T80">ebook</text:span><text:span text:style-name="T81">,<text:s/></text:span><text:span text:style-name="T82">apple</text:span><text:span text:style-name="T83"><text:s/>y<text:s/></text:span><text:span text:style-name="T84">google<text:s/></text:span><text:span text:style-name="T85">de 5 días anteriores. Varia las opciones que te permite Keras Tuner. Comenta los resultados en cuanto al tiempo y precisión.</text:span></text:p>
      <text:p text:style-name="P86"/>
      <text:p text:style-name="P87"><text:span text:style-name="T88">10)</text:span><text:span text:style-name="T89"><text:s/>Entrena también un modelo utilizando<text:s/></text:span><text:span text:style-name="T90">Auto-Keras</text:span><text:span text:style-name="T91">. Se pueden elegir distintas opciones para el problema de</text:span><text:span text:style-name="T92">pendiendo de como ordenemos los datos (TimeSeriesForecaster, Structured Data Regression, Image regression…) ¿Cúal piensas que es mejor y porqué?</text:span></text:p>
      <text:p text:style-name="P93"/>
      <text:p text:style-name="P94">Intenta que el tiempo de entrenamiento sea el mismo que ha utilizado el Keras Tuner. Compara el rendimiento del modelo obtenido por Auto-Keras con el del modelo encontrado por Keras Tuner.</text:p>
      <text:p text:style-name="P95"/>
      <text:p text:style-name="P96"/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text-properties style:font-name="Calibri" style:font-name-complex="Calibri" fo:color="#000000" fo:font-size="10pt" style:font-size-asian="10pt"/>
    </style:style>
    <style:style style:family="graphic" style:name="a0" style:parent-style-name="Graphics">
      <style:graphic-properties fo:wrap-option="wrap" fo:border="0.00694in none" fo:padding-top="0in" fo:padding-bottom="0in" fo:padding-left="0.27778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><draw:frame draw:z-index="251659264" draw:id="id0" draw:style-name="a0" draw:name="MSIPCM1d9f4a7bab22b01298a5358c" text:anchor-type="paragraph" svg:x="0in" svg:y="11.18542in" svg:width="8.26806in" svg:height="0.29861in" style:rel-width="scale" style:rel-height="scale"><draw:text-box><text:p text:style-name="P2">Sensitivity: C2 Internal</text:p></draw:text-box><svg:title/><svg:desc>{"HashCode":1216842255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lendez Alonso, Guillermo</dc:creator>
    <meta:creation-date>2018-10-30T17:10:00Z</meta:creation-date>
    <dc:date>2023-04-24T08:18:00Z</dc:date>
    <meta:template xlink:href="Normal.dotm" xlink:type="simple"/>
    <meta:editing-cycles>37</meta:editing-cycles>
    <meta:editing-duration>PT0S</meta:editing-duration>
    <meta:user-defined meta:name="MSIP_Label_4da52270-6ed3-4abe-ba7c-b9255dadcdf9_Enabled">true</meta:user-defined>
    <meta:user-defined meta:name="MSIP_Label_4da52270-6ed3-4abe-ba7c-b9255dadcdf9_SetDate">2023-04-24T08:18:36Z</meta:user-defined>
    <meta:user-defined meta:name="MSIP_Label_4da52270-6ed3-4abe-ba7c-b9255dadcdf9_Method">Standard</meta:user-defined>
    <meta:user-defined meta:name="MSIP_Label_4da52270-6ed3-4abe-ba7c-b9255dadcdf9_Name">4da52270-6ed3-4abe-ba7c-b9255dadcdf9</meta:user-defined>
    <meta:user-defined meta:name="MSIP_Label_4da52270-6ed3-4abe-ba7c-b9255dadcdf9_SiteId">46e04f2b-093e-4ad0-a99f-0331aa506e12</meta:user-defined>
    <meta:user-defined meta:name="MSIP_Label_4da52270-6ed3-4abe-ba7c-b9255dadcdf9_ActionId">5cbcb418-66c9-4b7d-aa8c-609db336fdf5</meta:user-defined>
    <meta:user-defined meta:name="MSIP_Label_4da52270-6ed3-4abe-ba7c-b9255dadcdf9_ContentBits">2</meta:user-defined>
    <meta:document-statistic meta:page-count="2" meta:paragraph-count="7" meta:word-count="541" meta:character-count="3511" meta:row-count="24" meta:non-whitespace-character-count="2977"/>
  </office:meta>
</office:document-meta>
</file>